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5.88mm"/>
    </style:style>
    <style:style style:name="co47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ro20" style:family="table-row">
      <style:table-row-properties style:row-height="4.87mm" fo:break-before="page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0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6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6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20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20">
          <table:table-cell table:style-name="ce319" office:value-type="string" calcext:value-type="string">
            <text:p>Précadres</text:p>
          </table:table-cell>
          <table:table-cell table:style-name="ce319" table:number-columns-repeated="1023"/>
        </table:table-row>
        <table:table-row table:style-name="ro11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</text:p>
          </table:table-cell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6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table:number-columns-repeated="1018"/>
        </table:table-row>
        <table:table-row table:style-name="ro11" table:number-rows-repeated="104829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9" table:default-cell-style-name="ce73"/>
        <table:table-column table:style-name="co34" table:default-cell-style-name="ce73"/>
        <table:table-column table:style-name="co40" table:default-cell-style-name="ce102"/>
        <table:table-column table:style-name="co41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2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2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9T22:29:59.073356655</dc:date>
    <meta:generator>LibreOffice/4.4.3.2$Linux_X86_64 LibreOffice_project/40m0$Build-2</meta:generator>
    <meta:editing-duration>P3DT22H30M26S</meta:editing-duration>
    <meta:editing-cycles>307</meta:editing-cycles>
    <meta:print-date>2015-07-13T23:34:08.190801419</meta:print-date>
    <meta:document-statistic meta:table-count="5" meta:cell-count="2847" meta:object-count="0"/>
  </office:meta>
</office:document-meta>
</file>